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ableDeserializerTest_2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DeserializerTest_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xception.My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DeserializerTest_2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Exception.M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Exception2.MyExceptio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